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Calcul numérique<text:line-break/>Frac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Donner le résultat<text:line-break/>sous forme de fraction <text:line-break/>irréductibl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7.787cm" svg:height="4.989cm" svg:x="10.8cm" svg:y="4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7.839cm" svg:height="4.989cm" svg:x="9.668cm" svg:y="4.2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6.708cm" svg:height="4.989cm" svg:x="10.825cm" svg:y="4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8.842cm" svg:height="4.989cm" svg:x="9.6cm" svg:y="4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8.816cm" svg:height="4.989cm" svg:x="9.8cm" svg:y="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1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3" draw:layer="layout" svg:width="13.909cm" svg:height="4.989cm" svg:x="7.4cm" svg:y="4.21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14.254cm" svg:height="10.083cm" svg:x="7.253cm" svg:y="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1.581cm" svg:height="7.431cm" svg:x="7.6cm" svg:y="3.71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5.079cm" svg:height="10.083cm" svg:x="5.8cm" svg:y="3.91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3" draw:layer="layout" svg:width="13.686cm" svg:height="7.431cm" svg:x="8.2cm" svg:y="3.9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09-02T09:04:01.160000000</dc:date>
    <meta:editing-duration>PT20M58S</meta:editing-duration>
    <meta:editing-cycles>6</meta:editing-cycles>
    <meta:generator>LibreOffice/6.3.6.2$Windows_X86_64 LibreOffice_project/2196df99b074d8a661f4036fca8fa0cbfa33a497</meta:generator>
    <meta:document-statistic meta:object-count="82"/>
  </office:meta>
</office:document-meta>
</file>

<file path=Object 1/content.xml><?xml version="1.0" encoding="utf-8"?>
<math xmlns="http://www.w3.org/1998/Math/MathML" display="block">
  <semantics>
    <mrow>
      <mfrac>
        <mn>5</mn>
        <mn>7</mn>
      </mfrac>
      <mrow>
        <mtext> </mtext>
        <mo stretchy="false">×</mo>
        <mtext> </mtext>
      </mrow>
      <mfrac>
        <mn>10</mn>
        <mn>7</mn>
      </mfrac>
    </mrow>
    <annotation encoding="StarMath 5.0">5 over 7 " "times " "10 over 7</annotation>
  </semantics>
</math>
</file>

<file path=Object 11/content.xml><?xml version="1.0" encoding="utf-8"?>
<math xmlns="http://www.w3.org/1998/Math/MathML" display="block">
  <semantics>
    <mrow>
      <mfrac>
        <mn>5</mn>
        <mn>7</mn>
      </mfrac>
      <mrow>
        <mtext> </mtext>
        <mo stretchy="false">×</mo>
        <mtext> </mtext>
      </mrow>
      <mfrac>
        <mn>10</mn>
        <mn>7</mn>
      </mfrac>
      <mrow>
        <mtext> </mtext>
        <mo stretchy="false">=</mo>
        <mtext> </mtext>
      </mrow>
      <mstyle color="green">
        <mfrac>
          <mn>50</mn>
          <mn>49</mn>
        </mfrac>
      </mstyle>
    </mrow>
    <annotation encoding="StarMath 5.0">5 over 7 " "times " "10 over 7" "=" "color green { 50 over 49 }</annotation>
  </semantics>
</math>
</file>

<file path=Object 2/content.xml><?xml version="1.0" encoding="utf-8"?>
<math xmlns="http://www.w3.org/1998/Math/MathML" display="block">
  <semantics>
    <mrow>
      <mfrac>
        <mn>5</mn>
        <mn>2</mn>
      </mfrac>
      <mrow>
        <mtext> </mtext>
        <mo stretchy="false">×</mo>
        <mtext> </mtext>
      </mrow>
      <mfrac>
        <mn>10</mn>
        <mn>7</mn>
      </mfrac>
    </mrow>
    <annotation encoding="StarMath 5.0">5 over 2 " "times " "10 over 7</annotation>
  </semantics>
</math>
</file>

<file path=Object 3/content.xml><?xml version="1.0" encoding="utf-8"?>
<math xmlns="http://www.w3.org/1998/Math/MathML" display="block">
  <semantics>
    <mrow>
      <mfrac>
        <mn>3</mn>
        <mn>5</mn>
      </mfrac>
      <mrow>
        <mtext> </mtext>
        <mo stretchy="false">×</mo>
        <mtext> </mtext>
      </mrow>
      <mfrac>
        <mn>5</mn>
        <mn>3</mn>
      </mfrac>
    </mrow>
    <annotation encoding="StarMath 5.0">3 over 5 " "times" " 5 over 3</annotation>
  </semantics>
</math>
</file>

<file path=Object 4/content.xml><?xml version="1.0" encoding="utf-8"?>
<math xmlns="http://www.w3.org/1998/Math/MathML" display="block">
  <semantics>
    <mrow>
      <mfrac>
        <mn>17</mn>
        <mn>10</mn>
      </mfrac>
      <mrow>
        <mtext> </mtext>
        <mo stretchy="false">÷</mo>
        <mtext> </mtext>
      </mrow>
      <mfrac>
        <mn>17</mn>
        <mn>5</mn>
      </mfrac>
    </mrow>
    <annotation encoding="StarMath 5.0">17 over 10 " "div" "17 over 5</annotation>
  </semantics>
</math>
</file>

<file path=Object 5/content.xml><?xml version="1.0" encoding="utf-8"?>
<math xmlns="http://www.w3.org/1998/Math/MathML" display="block">
  <semantics>
    <mrow>
      <mfrac>
        <mn>17</mn>
        <mn>2</mn>
      </mfrac>
      <mrow>
        <mtext> </mtext>
        <mo stretchy="false">÷</mo>
        <mtext> </mtext>
      </mrow>
      <mfrac>
        <mn>17</mn>
        <mn>2</mn>
      </mfrac>
    </mrow>
    <annotation encoding="StarMath 5.0">17 over 2 " "div" "  17 over 2</annotation>
  </semantics>
</math>
</file>

<file path=Object 6/content.xml><?xml version="1.0" encoding="utf-8"?>
<math xmlns="http://www.w3.org/1998/Math/MathML" display="block">
  <semantics>
    <mtable>
      <mtr>
        <mtd>
          <mrow>
            <mtext/>
            <mfrac>
              <mn>5</mn>
              <mn>2</mn>
            </mfrac>
            <mrow>
              <mtext> </mtext>
              <mo stretchy="false">×</mo>
              <mtext> </mtext>
            </mrow>
            <mfrac>
              <mn>10</mn>
              <mn>7</mn>
            </mfrac>
            <mrow>
              <mtext> </mtext>
              <mo stretchy="false">=</mo>
              <mtext> </mtext>
            </mrow>
            <mstyle color="green">
              <mfrac>
                <mn>25</mn>
                <mn>7</mn>
              </mfrac>
            </mstyle>
          </mrow>
        </mtd>
      </mtr>
      <mtr>
        <mtd>
          <mrow>
            <mtext/>
            <mstyle color="aqua">
              <mrow>
                <mfrac>
                  <mn>5</mn>
                  <menclose notation="horizontalstrike">
                    <mn>2</mn>
                  </menclose>
                </mfrac>
                <mrow>
                  <mtext> </mtext>
                  <mo stretchy="false">×</mo>
                  <mtext> </mtext>
                </mrow>
                <mfrac>
                  <mrow>
                    <mn>5</mn>
                    <mo stretchy="false">×</mo>
                    <menclose notation="horizontalstrike">
                      <mn>2</mn>
                    </menclose>
                  </mrow>
                  <mn>7</mn>
                </mfrac>
              </mrow>
            </mstyle>
          </mrow>
        </mtd>
      </mtr>
    </mtable>
    <annotation encoding="StarMath 5.0">""5 over 2 " "times " "10 over 7 " "=" " color green {25 over 7} newline
""color cyan {5 over {overstrike 2} " " times" " { 5 times overstrike 2 } over { 7  }}</annotation>
  </semantics>
</math>
</file>

<file path=Object 7/content.xml><?xml version="1.0" encoding="utf-8"?>
<math xmlns="http://www.w3.org/1998/Math/MathML" display="block">
  <semantics>
    <mrow>
      <mtext/>
      <mfrac>
        <mn>3</mn>
        <mn>5</mn>
      </mfrac>
      <mrow>
        <mtext> </mtext>
        <mo stretchy="false">×</mo>
        <mtext> </mtext>
      </mrow>
      <mfrac>
        <mn>5</mn>
        <mn>3</mn>
      </mfrac>
      <mrow>
        <mtext> </mtext>
        <mo stretchy="false">=</mo>
        <mtext> </mtext>
      </mrow>
      <mstyle color="green">
        <mn>1</mn>
      </mstyle>
    </mrow>
    <annotation encoding="StarMath 5.0">""3 over 5 " "times" " 5 over 3" "= " "color green { 1 } newline
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frac>
              <mn>17</mn>
              <mn>10</mn>
            </mfrac>
            <mrow>
              <mtext> </mtext>
              <mo stretchy="false">÷</mo>
              <mtext> </mtext>
            </mrow>
            <mfrac>
              <mn>17</mn>
              <mn>5</mn>
            </mfrac>
            <mrow>
              <mtext> </mtext>
              <mo stretchy="false">=</mo>
              <mtext> </mtext>
            </mrow>
            <mstyle color="green">
              <mrow>
                <mtext> </mtext>
                <mfrac>
                  <mn>1</mn>
                  <mn>2</mn>
                </mfrac>
              </mrow>
            </mstyle>
          </mrow>
        </mtd>
      </mtr>
      <mtr>
        <mtd>
          <mrow>
            <mtext/>
            <mstyle color="aqua">
              <mrow>
                <mfrac>
                  <menclose notation="horizontalstrike">
                    <mn>17</mn>
                  </menclose>
                  <mrow>
                    <menclose notation="horizontalstrike">
                      <mn>5</mn>
                    </menclose>
                    <mo stretchy="false">×</mo>
                    <mn>2</mn>
                  </mrow>
                </mfrac>
                <mrow>
                  <mtext> </mtext>
                  <mo stretchy="false">×</mo>
                  <mtext> </mtext>
                </mrow>
                <mfrac>
                  <menclose notation="horizontalstrike">
                    <mn>5</mn>
                  </menclose>
                  <menclose notation="horizontalstrike">
                    <mn>17</mn>
                  </menclose>
                </mfrac>
              </mrow>
            </mstyle>
          </mrow>
        </mtd>
      </mtr>
    </mtable>
    <annotation encoding="StarMath 5.0">""17 over 10 " "div" "17 over 5" "=" "color green { " "1 over 2 } newline
""color cyan{{overstrike 17} over {overstrike {5}times 2} " "times" " { overstrike5 } over { overstrike 17 }}</annotation>
  </semantics>
</math>
</file>

<file path=Object 9/content.xml><?xml version="1.0" encoding="utf-8"?>
<math xmlns="http://www.w3.org/1998/Math/MathML" display="block">
  <semantics>
    <mrow>
      <mtext/>
      <mfrac>
        <mn>17</mn>
        <mn>2</mn>
      </mfrac>
      <mrow>
        <mtext> </mtext>
        <mo stretchy="false">÷</mo>
        <mtext> </mtext>
      </mrow>
      <mfrac>
        <mn>17</mn>
        <mn>2</mn>
      </mfrac>
      <mrow>
        <mtext> </mtext>
        <mo stretchy="false">=</mo>
        <mtext> </mtext>
      </mrow>
      <mstyle color="green">
        <mn>1</mn>
      </mstyle>
    </mrow>
    <annotation encoding="StarMath 5.0">""17 over 2 " "div" " 17 over 2" "=" "color green {1} newline
</annotation>
  </semantics>
</math>
</file>